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0A20000001140B7149813F064CF.gif" manifest:media-type="image/gif"/>
  <manifest:file-entry manifest:full-path="Pictures/10000200000000260000000EE005914944AF0E1C.gif" manifest:media-type="image/gif"/>
  <manifest:file-entry manifest:full-path="Pictures/100002000000009800000011266E818C6DC813D3.gif" manifest:media-type="image/gif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4774b"/>
    </style:style>
    <style:style style:name="P2" style:family="paragraph" style:parent-style-name="Standard">
      <style:text-properties officeooo:paragraph-rsid="00050683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4774b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officeooo:paragraph-rsid="0004774b" style:font-name-asian="Times New Roman1" style:language-asian="fr" style:country-asian="FR" style:font-name-complex="Calibri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Comic Sans MS" fo:font-size="10pt" officeooo:paragraph-rsid="0004774b" style:font-name-asian="Times New Roman1" style:font-size-asian="10pt" style:language-asian="fr" style:country-asian="FR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omic Sans MS" officeooo:paragraph-rsid="0004774b" style:font-name-asian="Times New Roman1" style:language-asian="fr" style:country-asian="FR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04774b" style:font-name-asian="Times New Roman1" style:font-size-asian="10pt" style:language-asian="fr" style:country-asian="FR" style:font-name-complex="Times New Roman1" style:font-size-complex="10pt"/>
    </style:style>
    <style:style style:name="P8" style:family="paragraph" style:parent-style-name="Standard">
      <style:paragraph-properties fo:margin-top="0cm" fo:margin-bottom="0cm" loext:contextual-spacing="true" fo:line-height="100%"/>
      <style:text-properties officeooo:paragraph-rsid="0004774b"/>
    </style:style>
    <style:style style:name="T1" style:family="text">
      <style:text-properties officeooo:rsid="000d69ba"/>
    </style:style>
    <style:style style:name="T2" style:family="text">
      <style:text-properties style:text-position="33% 80%"/>
    </style:style>
    <style:style style:name="T3" style:family="text">
      <style:text-properties loext:padding="0cm" loext:border="none"/>
    </style:style>
    <style:style style:name="T4" style:family="text">
      <style:text-properties style:font-name-asian="Times New Roman1" style:language-asian="fr" style:country-asian="FR" style:font-name-complex="Calibri"/>
    </style:style>
    <style:style style:name="T5" style:family="text">
      <style:text-properties style:font-name="Comic Sans MS" style:font-name-asian="Times New Roman1" style:language-asian="fr" style:country-asian="FR" style:font-name-complex="Times New Roman1"/>
    </style:style>
    <style:style style:name="T6" style:family="text">
      <style:text-properties style:font-name="Comic Sans MS" fo:font-size="10pt" fo:font-weight="bold" style:font-name-asian="Times New Roman1" style:font-size-asian="10pt" style:language-asian="fr" style:country-asian="FR" style:font-weight-asian="bold" style:font-name-complex="Times New Roman1" style:font-size-complex="10pt"/>
    </style:style>
    <style:style style:name="T7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8" style:family="text">
      <style:text-properties style:text-underline-style="none"/>
    </style:style>
    <style:style style:name="T9" style:family="text">
      <style:text-properties fo:color="#000000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1aebce"/>
    </style:style>
    <style:style style:name="T12" style:family="text">
      <style:text-properties officeooo:rsid="0005068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Exercice 1</text:span><text:line-break/>Quel est le <text:a xlink:type="simple" xlink:href="https://www.cmath.fr/4eme/factorisation/cours.php#factorisation" text:style-name="Internet_20_link" text:visited-style-name="Visited_20_Internet_20_Link"><text:span text:style-name="T10">facteur commun</text:span></text:a> de l'expression 5x+25?</text:p>
      <text:p text:style-name="P1"><text:span text:style-name="Strong_20_Emphasis">Exercice 2</text:span><text:line-break/>Ecris un <text:a xlink:type="simple" xlink:href="https://www.cmath.fr/4eme/factorisation/cours.php#factorisation" text:style-name="Internet_20_link" text:visited-style-name="Visited_20_Internet_20_Link"><text:span text:style-name="T10">facteur commun</text:span></text:a> de l'expression so-s² ?</text:p>
      <text:p text:style-name="P1"><text:span text:style-name="Strong_20_Emphasis">Exercice 3</text:span><text:line-break/>Complète : 8x+40=</text:p>
      <text:p text:style-name="P1"><text:span text:style-name="Strong_20_Emphasis">Exercice 4</text:span><text:line-break/>Complète : 5x+35=</text:p>
      <text:p text:style-name="P1"><text:span text:style-name="Strong_20_Emphasis">Exercice 5</text:span><text:line-break/>Complète : 64+8x=</text:p>
      <text:p text:style-name="P1"><text:span text:style-name="Strong_20_Emphasis">Exercice 6</text:span><text:line-break/>Complète : 169x-13=</text:p>
      <text:p text:style-name="P1"><text:span text:style-name="Strong_20_Emphasis">Exercice 7</text:span><text:line-break/>Quelle est la forme factorisée de l'expression mi+ma-m²?</text:p>
      <text:p text:style-name="P1"><text:span text:style-name="Strong_20_Emphasis">Exercice 8</text:span><text:line-break/>Factorise 63x+56x² avec le plus grand facteur commun possible.</text:p>
      <text:p text:style-name="P1"><text:span text:style-name="Strong_20_Emphasis">Exercice 9</text:span><text:line-break/>Factorise <text:bookmark text:name="MJXc-Node-4"/><text:bookmark text:name="MJXc-Node-3"/><text:bookmark text:name="MJXc-Node-2"/><text:bookmark text:name="MJXc-Node-1"/><text:bookmark text:name="MathJax-Element-1-Frame"/><text:span text:style-name="T3">1</text:span><text:bookmark text:name="MJXc-Node-5"/><text:span text:style-name="T3">/20</text:span><text:bookmark text:name="MJXc-Node-6"/>x<text:bookmark text:name="MJXc-Node-7"/>+<text:bookmark text:name="MJXc-Node-9"/><text:bookmark text:name="MJXc-Node-8"/><text:span text:style-name="T3">1</text:span><text:bookmark text:name="MJXc-Node-10"/><text:span text:style-name="T3">/4</text:span><text:bookmark text:name="MJXc-Node-11"/>y.</text:p>
      <text:p text:style-name="P1"><text:span text:style-name="Strong_20_Emphasis">Exercice 1</text:span><text:span text:style-name="Strong_20_Emphasis"><text:span text:style-name="T1">0</text:span></text:span><text:line-break/>Ecris l'<text:a xlink:type="simple" xlink:href="https://www.cmath.fr/4eme/calcullitteral/cours.php#e1" text:style-name="Internet_20_link" text:visited-style-name="Visited_20_Internet_20_Link"><text:span text:style-name="T10">expression littérale</text:span></text:a> qui est un facteur commun de <text:line-break/>(2-x)(x+2)-(x+2)(2x-2).</text:p>
      <text:p text:style-name="P1"><text:span text:style-name="Strong_20_Emphasis">Exercice </text:span><text:span text:style-name="Strong_20_Emphasis"><text:span text:style-name="T1">11</text:span></text:span><text:line-break/>On souhaite factoriser (x+3)(x+4)+(x+3)(x+6).</text:p>
      <text:p text:style-name="P1"><text:span text:style-name="Strong_20_Emphasis">Exercice </text:span><text:span text:style-name="Strong_20_Emphasis"><text:span text:style-name="T1">12</text:span></text:span><text:line-break/>On souhaite factoriser (x+3)(3x+4)+(x+3)(x-9).<text:line-break/><text:span text:style-name="Strong_20_Emphasis">Exercice </text:span><text:span text:style-name="Strong_20_Emphasis"><text:span text:style-name="T1">13</text:span></text:span><text:line-break/>On souhaite factoriser (x-9)(3x-7)-(x-9)(x+11).</text:p>
      <text:p text:style-name="P1"><text:span text:style-name="Strong_20_Emphasis">Exercice </text:span><text:span text:style-name="Strong_20_Emphasis"><text:span text:style-name="T1">14</text:span></text:span><text:line-break/>On souhaite factoriser (3x-6)(2x-2)-(2x-2)(-9x+5).</text:p>
      <text:p text:style-name="P1"><text:span text:style-name="Strong_20_Emphasis">Exercice </text:span><text:span text:style-name="Strong_20_Emphasis"><text:span text:style-name="T1">15</text:span></text:span><text:line-break/>Complète : (3-x)²+(1+2x)(3-x)=(3-x)(...x+…)</text:p>
      <text:p text:style-name="P1"><text:span text:style-name="Strong_20_Emphasis">Exercice </text:span><text:span text:style-name="Strong_20_Emphasis"><text:span text:style-name="T1">16</text:span></text:span><text:line-break/>Factorise l'expression (x+1)(x+2)+(x+1)(x+3).</text:p>
      <text:p text:style-name="P1"><text:span text:style-name="Strong_20_Emphasis">Exercice </text:span><text:span text:style-name="Strong_20_Emphasis"><text:span text:style-name="T1">17</text:span></text:span><text:line-break/>Quelle est la forme factorisée de l'expression (5x-4)(x-1)-(5x-4)²?</text:p>
      <text:p text:style-name="P1"><text:span text:style-name="Strong_20_Emphasis">Exercice </text:span><text:span text:style-name="Strong_20_Emphasis"><text:span text:style-name="T1">18</text:span></text:span><text:line-break/>Factorise l'expression (x+1)(x+2)-(x+1)(3x+3) puis écris le résultat ci-dessous.</text:p>
      <text:p text:style-name="P1"><text:span text:style-name="Strong_20_Emphasis">Exercice </text:span><text:span text:style-name="Strong_20_Emphasis"><text:span text:style-name="T1">19</text:span></text:span><text:line-break/>Quelle est la forme factorisée de l'expression 3x<text:span text:style-name="T2">3</text:span>-x<text:span text:style-name="T2">33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Strong_20_Emphasis">Exercice </text:span><text:span text:style-name="Strong_20_Emphasis"><text:span text:style-name="T12">1</text:span></text:span><text:line-break/>Quelle est la forme <text:a xlink:type="simple" xlink:href="https://www.cmath.fr/3eme/factorisation/cours.php" text:style-name="Internet_20_link" text:visited-style-name="Visited_20_Internet_20_Link"><text:span text:style-name="T10">factorisée</text:span></text:a> de l'expression 100-x² ?</text:p>
      <text:p text:style-name="P2"><text:span text:style-name="Strong_20_Emphasis">Exercice </text:span><text:span text:style-name="Strong_20_Emphasis"><text:span text:style-name="T12">2</text:span></text:span><text:line-break/>Quelle est la forme factorisée de 2-x²? </text:p>
      <text:p text:style-name="P2"><text:span text:style-name="Strong_20_Emphasis">Exercice </text:span><text:span text:style-name="Strong_20_Emphasis"><text:span text:style-name="T12">3</text:span></text:span><text:line-break/>Factorise l'expression (x+7)²-(3x-2)².</text:p>
      <text:p text:style-name="P2"><text:span text:style-name="Strong_20_Emphasis">Exercice </text:span><text:span text:style-name="Strong_20_Emphasis"><text:span text:style-name="T12">4</text:span></text:span><text:line-break/>Factorise l'expression 1-81x²+1-9x+(1-9x)².</text:p>
      <text:p text:style-name="P2"><text:span text:style-name="Strong_20_Emphasis">Exercice </text:span><text:span text:style-name="Strong_20_Emphasis"><text:span text:style-name="T12">5</text:span></text:span><text:line-break/>En utilisant une <text:a xlink:type="simple" xlink:href="https://www.cmath.fr/3eme/identitesremarquables/cours.php" text:style-name="Internet_20_link" text:visited-style-name="Visited_20_Internet_20_Link"><text:span text:style-name="T10">identité remarquable</text:span></text:a>, écris la forme factorisée de x²+4x+4.</text:p>
      <text:p text:style-name="P2"><text:span text:style-name="Strong_20_Emphasis">Exercice </text:span><text:span text:style-name="Strong_20_Emphasis"><text:span text:style-name="T12">6</text:span></text:span><text:line-break/>Quelle est la forme factorisée de <draw:frame draw:style-name="fr1" draw:name="Image9" text:anchor-type="as-char" svg:width="0.901cm" svg:height="0.43cm" draw:z-index="5"><draw:image xlink:href="Pictures/10000200000000260000000EE005914944AF0E1C.gif" xlink:type="simple" xlink:show="embed" xlink:actuate="onLoad" loext:mime-type="image/gif"/><svg:title>factorisation avec identite remarquable</svg:title></draw:frame><text:s/>?</text:p>
      <text:p text:style-name="P2"><text:span text:style-name="Strong_20_Emphasis">Exercice </text:span><text:span text:style-name="Strong_20_Emphasis"><text:span text:style-name="T12">7</text:span></text:span><text:line-break/>Quelle est la forme factorisée de <draw:frame draw:style-name="fr1" draw:name="Image10" text:anchor-type="as-char" svg:width="3.113cm" svg:height="0.347cm" draw:z-index="6"><draw:image xlink:href="Pictures/100002000000009800000011266E818C6DC813D3.gif" xlink:type="simple" xlink:show="embed" xlink:actuate="onLoad" loext:mime-type="image/gif"/><svg:title>exercice factorisation</svg:title></draw:frame><text:s/>?</text:p>
      <text:p text:style-name="P2"><text:span text:style-name="Strong_20_Emphasis">Exercice </text:span><text:span text:style-name="Strong_20_Emphasis"><text:span text:style-name="T12">8</text:span></text:span><text:line-break/>Quelle est la forme factorisée de <draw:frame draw:style-name="fr1" draw:name="Image11" text:anchor-type="as-char" svg:width="3.318cm" svg:height="0.347cm" draw:z-index="4"><draw:image xlink:href="Pictures/10000200000000A20000001140B7149813F064CF.gif" xlink:type="simple" xlink:show="embed" xlink:actuate="onLoad" loext:mime-type="image/gif"/><svg:title>exercice factorisation</svg:title></draw:frame><text:s/>?</text:p>
      <text:p text:style-name="P2"/>
      <text:p text:style-name="P2"/>
      <text:p text:style-name="P2"/>
      <text:p text:style-name="P1"/>
      <text:p text:style-name="P1"/>
      <text:p text:style-name="P4">Factoriser les expressions suivantes </text:p>
      <text:p text:style-name="P5"/>
      <text:p text:style-name="P3"><text:span text:style-name="T4">C</text:span><text:span text:style-name="T5"> = </text:span><draw:frame draw:style-name="fr2" draw:name="3" text:anchor-type="as-char" svg:width="4.369cm" svg:height="0.58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/>
      <text:p text:style-name="P8"><text:span text:style-name="T4">D</text:span><text:span text:style-name="T5"> = </text:span><draw:frame draw:style-name="fr2" draw:name="4" text:anchor-type="as-char" svg:width="4.958cm" svg:height="0.58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7"><text:s/></text:span></text:p>
      <text:p text:style-name="P6"/>
      <text:p text:style-name="P3"><text:span text:style-name="T4">E</text:span><text:span text:style-name="T5"> = </text:span><draw:frame draw:style-name="fr2" draw:name="5" text:anchor-type="as-char" svg:width="3.962cm" svg:height="0.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6"><text:s/></text:span></text:p>
      <text:p text:style-name="P7"/>
      <text:p text:style-name="P3"><text:span text:style-name="T4">F</text:span><text:span text:style-name="T5"> = </text:span><draw:frame draw:style-name="fr2" draw:name="6" text:anchor-type="as-char" svg:width="6.685cm" svg:height="0.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3:34:44.707690792</meta:creation-date>
    <dc:date>2019-10-30T13:39:37.809639089</dc:date>
    <meta:editing-duration>PT4M52S</meta:editing-duration>
    <meta:editing-cycles>2</meta:editing-cycles>
    <meta:generator>LibreOffice/6.0.7.3$Linux_X86_64 LibreOffice_project/00m0$Build-3</meta:generator>
    <meta:document-statistic meta:table-count="0" meta:image-count="3" meta:object-count="4" meta:page-count="2" meta:paragraph-count="31" meta:word-count="245" meta:character-count="1589" meta:non-whitespace-character-count="1384"/>
  </office:meta>
</office:document-meta>
</file>

<file path=Object 1/content.xml><?xml version="1.0" encoding="utf-8"?>
<math xmlns="http://www.w3.org/1998/Math/MathML" display="block">
  <semantics>
    <mrow>
      <mstyle mathsize="12pt">
        <mrow>
          <mn>2</mn>
          <mo stretchy="false">(</mo>
          <mrow>
            <mi>x</mi>
            <mo stretchy="false">+</mo>
            <mn>2</mn>
          </mrow>
          <mo stretchy="false">)</mo>
          <mo stretchy="false">(</mo>
          <mrow>
            <msup>
              <mi>x</mi>
              <mstyle mathsize="8pt">
                <mn>2</mn>
              </mstyle>
            </msup>
            <mo stretchy="false">−</mo>
            <mn>9</mn>
          </mrow>
          <mrow>
            <mo stretchy="false">)</mo>
            <mo stretchy="false">+</mo>
            <mn>2</mn>
          </mrow>
          <mo stretchy="false">(</mo>
          <mrow>
            <mi>x</mi>
            <mo stretchy="false">+</mo>
            <mn>3</mn>
          </mrow>
          <mo stretchy="false">)</mo>
          <mo stretchy="false">(</mo>
          <mrow>
            <mi>x</mi>
            <mo stretchy="false">+</mo>
            <mn>2</mn>
          </mrow>
          <mo stretchy="false">)</mo>
          <mo stretchy="false">(</mo>
          <mrow>
            <mi>x</mi>
            <mo stretchy="false">−</mo>
            <mn>2</mn>
          </mrow>
          <mo stretchy="false">)</mo>
        </mrow>
      </mstyle>
      <mrow/>
    </mrow>
    <annotation encoding="StarMath 5.0"> size 12{2 \( x+2 \)  \( x rSup { size 8{2} }  - 9 \) +2 \( x+3 \)  \( x+2 \)  \( x - 2 \) } {}</annotation>
  </semantics>
</math>
</file>

<file path=Object 2/content.xml><?xml version="1.0" encoding="utf-8"?>
<math xmlns="http://www.w3.org/1998/Math/MathML" display="block">
  <semantics>
    <mrow>
      <mstyle mathsize="12pt">
        <mrow>
          <mn>4</mn>
          <mrow>
            <mo fence="true" stretchy="true">(</mo>
            <mrow>
              <mrow>
                <mn>2</mn>
                <mrow>
                  <mi>x</mi>
                  <mo stretchy="false">−</mo>
                  <mn>1</mn>
                </mrow>
              </mrow>
            </mrow>
            <mo fence="true" stretchy="true">)</mo>
          </mrow>
          <mrow>
            <mrow>
              <mo fence="true" stretchy="true">(</mo>
              <mrow>
                <mrow>
                  <mi>x</mi>
                  <mo stretchy="false">−</mo>
                  <mn>1</mn>
                </mrow>
              </mrow>
              <mo fence="true" stretchy="true">)</mo>
            </mrow>
            <mo stretchy="false">−</mo>
            <mn>3</mn>
          </mrow>
          <mi>x</mi>
          <mrow>
            <mo fence="true" stretchy="true">(</mo>
            <mrow>
              <mrow>
                <mi>x</mi>
                <mo stretchy="false">−</mo>
                <mn>1</mn>
              </mrow>
            </mrow>
            <mo fence="true" stretchy="true">)</mo>
          </mrow>
        </mrow>
      </mstyle>
      <mrow/>
    </mrow>
    <annotation encoding="StarMath 5.0"> size 12{4 left (2x - 1 right ) left (x - 1 right ) - 3x left (x - 1 right )} {}</annotation>
  </semantics>
</math>
</file>

<file path=Object 3/content.xml><?xml version="1.0" encoding="utf-8"?>
<math xmlns="http://www.w3.org/1998/Math/MathML" display="block">
  <semantics>
    <mrow>
      <mstyle mathsize="12pt">
        <mrow>
          <mo stretchy="false">(</mo>
          <mrow>
            <mi>x</mi>
            <mo stretchy="false">−</mo>
            <mn>5</mn>
          </mrow>
          <mo stretchy="false">)</mo>
          <mo stretchy="false">(</mo>
          <mn>2</mn>
          <mrow>
            <mi>x</mi>
            <mo stretchy="false">+</mo>
            <mn>3</mn>
          </mrow>
          <mrow>
            <mo stretchy="false">)</mo>
            <mo stretchy="false">−</mo>
            <mi>x</mi>
          </mrow>
          <mo stretchy="false">(</mo>
          <mrow>
            <mi>x</mi>
            <mo stretchy="false">+</mo>
            <mn>1</mn>
          </mrow>
          <mrow>
            <mo stretchy="false">)</mo>
            <mo stretchy="false">+</mo>
            <mtext>15</mtext>
          </mrow>
        </mrow>
      </mstyle>
      <mrow/>
    </mrow>
    <annotation encoding="StarMath 5.0"> size 12{ \( x - 5 \)  \( 2x+3 \)  - x \( x+1 \) +"15"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p>
              <mi>x</mi>
              <mstyle mathsize="8pt">
                <mn>2</mn>
              </mstyle>
            </msup>
            <mo stretchy="false">−</mo>
            <mn>4</mn>
            <mo stretchy="false">−</mo>
            <mo stretchy="false">(</mo>
          </mrow>
          <mrow>
            <mi>x</mi>
            <mo stretchy="false">−</mo>
            <mn>2</mn>
          </mrow>
          <mo stretchy="false">)</mo>
          <mo stretchy="false">(</mo>
          <mrow>
            <mn>4</mn>
            <mo stretchy="false">−</mo>
            <mn>3</mn>
          </mrow>
          <mi>x</mi>
          <mo stretchy="false">)</mo>
        </mrow>
      </mstyle>
      <mrow/>
    </mrow>
    <annotation encoding="StarMath 5.0"> size 12{x rSup { size 8{2} }  - 4 -  \( x - 2 \)  \( 4 - 3x \) } {}</annotation>
  </semantics>
</math>
</file>